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draw:marker-start-width="0.65cm" draw:marker-end-width="0.65cm" draw:fill="solid" draw:fill-color="#729fcf" draw:opacity="50%" draw:textarea-horizontal-align="justify" draw:textarea-vertical-align="middle" draw:auto-grow-height="false" fo:min-height="1.602cm" fo:min-width="1.352cm" fo:padding-top="0.275cm" fo:padding-bottom="0.275cm" fo:padding-left="0.4cm" fo:padding-right="0.4cm" draw:shadow-opacity="50%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2cm" draw:marker-start-width="0.5cm" draw:marker-end="Arrowheads_20_6" draw:marker-end-width="0.6cm" draw:fill="none" draw:textarea-vertical-align="middle" fo:padding-top="0.225cm" fo:padding-bottom="0.225cm" fo:padding-left="0.35cm" fo:padding-right="0.35cm" loext:decorative="false"/>
    </style:style>
    <style:style style:name="P1" style:family="paragraph">
      <loext:graphic-properties draw:fill="solid" draw:fill-color="#729fcf" draw:opacity="50%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draw:transform="rotate (0.785398163397448) translate (7.336cm 11.7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2" draw:layer="layout" svg:x1="9.75cm" svg:y1="11.75cm" svg:x2="9cm" svg:y2="11.75cm">
          <text:p/>
        </draw:line>
        <draw:line draw:style-name="gr2" draw:text-style-name="P2" draw:layer="layout" svg:x1="8.75cm" svg:y1="12cm" svg:x2="8.75cm" svg:y2="12.75cm">
          <text:p/>
        </draw:line>
        <draw:line draw:style-name="gr2" draw:text-style-name="P2" draw:layer="layout" svg:x1="8.75cm" svg:y1="11.5cm" svg:x2="8.75cm" svg:y2="10.75cm">
          <text:p/>
        </draw:line>
        <draw:line draw:style-name="gr2" draw:text-style-name="P2" draw:layer="layout" svg:x1="7.75cm" svg:y1="11.75cm" svg:x2="8.5cm" svg:y2="11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7:37:28.327587827</meta:creation-date>
    <dc:date>2024-02-26T18:45:06.853497188</dc:date>
    <meta:editing-duration>PT28M18S</meta:editing-duration>
    <meta:editing-cycles>3</meta:editing-cycles>
    <meta:generator>LibreOffice/7.6.5.2$Linux_X86_64 LibreOffice_project/60$Build-2</meta:generator>
    <meta:document-statistic meta:object-count="5"/>
  </office:meta>
</office:document-meta>
</file>